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3693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2799in"/>
    </style:style>
    <style:style style:name="co7" style:family="table-column">
      <style:table-column-properties fo:break-before="auto" style:column-width="1.4571in"/>
    </style:style>
    <style:style style:name="co8" style:family="table-column">
      <style:table-column-properties fo:break-before="auto" style:column-width="0.4244in"/>
    </style:style>
    <style:style style:name="co9" style:family="table-column">
      <style:table-column-properties fo:break-before="auto" style:column-width="0.2898in"/>
    </style:style>
    <style:style style:name="co10" style:family="table-column">
      <style:table-column-properties fo:break-before="auto" style:column-width="0.3189in"/>
    </style:style>
    <style:style style:name="co11" style:family="table-column">
      <style:table-column-properties fo:break-before="auto" style:column-width="0.3472in"/>
    </style:style>
    <style:style style:name="co12" style:family="table-column">
      <style:table-column-properties fo:break-before="auto" style:column-width="0.328in"/>
    </style:style>
    <style:style style:name="co13" style:family="table-column">
      <style:table-column-properties fo:break-before="auto" style:column-width="2.4217in"/>
    </style:style>
    <style:style style:name="co14" style:family="table-column">
      <style:table-column-properties fo:break-before="auto" style:column-width="0.8008in"/>
    </style:style>
    <style:style style:name="co15" style:family="table-column">
      <style:table-column-properties fo:break-before="auto" style:column-width="0.666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Version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5" table:number-columns-repeated="5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ariables</text:p>
          </table:table-cell>
          <table:covered-table-cell table:number-columns-repeated="5" table:style-name="ce7"/>
          <table:covered-table-cell table:style-name="ce12"/>
          <table:table-cell/>
          <table:table-cell table:style-name="ce15" office:value-type="string" calcext:value-type="string" table:number-columns-spanned="7" table:number-rows-spanned="1">
            <text:p>Datos</text:p>
          </table:table-cell>
          <table:covered-table-cell table:number-columns-repeated="5" table:style-name="ce7"/>
          <table:covered-table-cell table:style-name="ce12"/>
          <table:table-cell/>
          <table:table-cell table:style-name="ce22" office:value-type="string" calcext:value-type="string" table:number-columns-spanned="4" table:number-rows-spanned="1">
            <text:p>Restricciones</text:p>
          </table:table-cell>
          <table:covered-table-cell table:number-columns-repeated="2" table:style-name="ce7"/>
          <table:covered-table-cell table:style-name="ce12"/>
          <table:table-cell table:number-columns-repeated="1003"/>
        </table:table-row>
        <table:table-row table:style-name="ro2">
          <table:table-cell/>
          <table:table-cell table:style-name="ce14" office:value-type="string" calcext:value-type="string" table:number-columns-spanned="1" table:number-rows-spanned="6">
            <text:p>Caminos</text:p>
          </table:table-cell>
          <table:table-cell table:style-name="ce5"/>
          <table:table-cell table:style-name="ce5" office:value-type="string" calcext:value-type="string">
            <text:p>XI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13" office:value-type="string" calcext:value-type="string">
            <text:p>XF</text:p>
          </table:table-cell>
          <table:table-cell table:style-name="ce5"/>
          <table:table-cell table:style-name="ce35" office:value-type="string" calcext:value-type="string" table:number-columns-spanned="1" table:number-rows-spanned="6">
            <text:p>Longitud</text:p>
            <text:p>Caminos</text:p>
          </table:table-cell>
          <table:table-cell table:style-name="ce5"/>
          <table:table-cell table:style-name="ce5" office:value-type="string" calcext:value-type="string">
            <text:p>XI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13" office:value-type="string" calcext:value-type="string">
            <text:p>XF</text:p>
          </table:table-cell>
          <table:table-cell table:style-name="ce5"/>
          <table:table-cell table:style-name="ce17" office:value-type="string" calcext:value-type="string">
            <text:p>Limitar max. num. buses</text:p>
          </table:table-cell>
          <table:table-cell table:style-name="ce5" table:formula="of:=SUM([.E4:.G4])" office:value-type="float" office:value="2" calcext:value-type="float">
            <text:p>2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0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XI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I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3"/>
          <table:table-cell table:style-name="ce5"/>
          <table:table-cell table:style-name="ce17" office:value-type="string" calcext:value-type="string">
            <text:p>Activar al menos un primer camino</text:p>
          </table:table-cell>
          <table:table-cell table:style-name="ce5" table:formula="of:=SUM([.E4:.G4])" office:value-type="float" office:value="2" calcext:value-type="float">
            <text:p>2</text:p>
          </table:table-cell>
          <table:table-cell table:style-name="ce5" office:value-type="string" calcext:value-type="string">
            <text:p>&gt;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X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17" office:value-type="string" calcext:value-type="string">
            <text:p>Acabar rutas en el colegio</text:p>
          </table:table-cell>
          <table:table-cell table:style-name="ce5" table:formula="of:=SUM([.E4:.G4])-SUM([.H5];[.H6];[.H7])" office:value-type="float" office:value="0" calcext:value-type="float">
            <text:p>0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X2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35" office:value-type="string" calcext:value-type="string" table:number-columns-spanned="1" table:number-rows-spanned="3">
            <text:p>De una parada solo puede</text:p>
            <text:p>salir una ruta (exceptuando</text:p>
            <text:p>del origen)</text:p>
          </table:table-cell>
          <table:table-cell table:style-name="ce5" table:formula="of:=SUM([.F5:.H5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X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5"/>
          <table:covered-table-cell table:style-name="ce3"/>
          <table:table-cell table:style-name="ce5" table:formula="of:=SUM([.E6];[.G6];[.H6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XF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F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5"/>
          <table:covered-table-cell table:style-name="ce3"/>
          <table:table-cell table:style-name="ce5" table:formula="of:=SUM([.E7];[.F7];[.H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8"/>
          <table:table-cell table:style-name="ce17"/>
          <table:table-cell table:style-name="ce5" table:number-columns-repeated="5"/>
          <table:table-cell table:style-name="ce13"/>
          <table:table-cell table:style-name="ce5"/>
          <table:table-cell table:style-name="ce35" office:value-type="string" calcext:value-type="string" table:number-columns-spanned="1" table:number-rows-spanned="3">
            <text:p>Cada nodo tiene que ser visitado</text:p>
            <text:p>una única vez</text:p>
          </table:table-cell>
          <table:table-cell table:style-name="ce5" table:formula="of:=SUM([.E4];[.E6];[.E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8"/>
          <table:table-cell table:style-name="ce35" office:value-type="string" calcext:value-type="string">
            <text:p>Máx. Núm. de </text:p>
            <text:p>buses</text:p>
          </table:table-cell>
          <table:table-cell table:style-name="ce18" office:value-type="float" office:value="3" calcext:value-type="float" table:number-columns-spanned="6" table:number-rows-spanned="1">
            <text:p>3</text:p>
          </table:table-cell>
          <table:covered-table-cell table:number-columns-repeated="4"/>
          <table:covered-table-cell table:style-name="ce20"/>
          <table:table-cell table:style-name="ce5"/>
          <table:covered-table-cell table:style-name="ce3"/>
          <table:table-cell table:style-name="ce5" table:formula="of:=SUM([.F4];[.F5];[.F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8"/>
          <table:table-cell table:style-name="ce35" office:value-type="string" calcext:value-type="string">
            <text:p>Capacidad máxima</text:p>
            <text:p>de cada bus</text:p>
          </table:table-cell>
          <table:table-cell table:style-name="ce18" office:value-type="float" office:value="20" calcext:value-type="float" table:number-columns-spanned="6" table:number-rows-spanned="1">
            <text:p>20</text:p>
          </table:table-cell>
          <table:covered-table-cell table:number-columns-repeated="4"/>
          <table:covered-table-cell table:style-name="ce20"/>
          <table:table-cell table:style-name="ce5"/>
          <table:covered-table-cell table:style-name="ce3"/>
          <table:table-cell table:style-name="ce5" table:formula="of:=SUM([.G4];[.G5];[.G6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8"/>
          <table:table-cell table:style-name="ce17"/>
          <table:table-cell table:style-name="ce5" table:number-columns-repeated="5"/>
          <table:table-cell table:style-name="ce13"/>
          <table:table-cell table:style-name="ce5"/>
          <table:table-cell table:style-name="ce35" office:value-type="string" calcext:value-type="string" table:number-columns-spanned="1" table:number-rows-spanned="3">
            <text:p>No sobrepasar la capacidad</text:p>
            <text:p>máxima del bus</text:p>
          </table:table-cell>
          <table:table-cell table:style-name="ce5" table:formula="of:=[.E4]*[.K13]+[.F5]*[.K14]+[.G6]*[.K15]" office:value-type="float" office:value="20" calcext:value-type="float">
            <text:p>20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1]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8"/>
          <table:table-cell table:style-name="ce17" office:value-type="string" calcext:value-type="string">
            <text:p>Capacidad X11</text:p>
          </table:table-cell>
          <table:table-cell table:style-name="ce18" office:value-type="float" office:value="15" calcext:value-type="float" table:number-columns-spanned="6" table:number-rows-spanned="1">
            <text:p>15</text:p>
          </table:table-cell>
          <table:covered-table-cell table:number-columns-repeated="4"/>
          <table:covered-table-cell table:style-name="ce20"/>
          <table:table-cell table:style-name="ce5"/>
          <table:covered-table-cell table:style-name="ce3"/>
          <table:table-cell table:style-name="ce5" table:formula="of:=[.G4]*[.K15]+[.F7]*[.K14]+[.E6]*[.K13]" office:value-type="float" office:value="10" calcext:value-type="float">
            <text:p>10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1]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8"/>
          <table:table-cell table:style-name="ce17" office:value-type="string" calcext:value-type="string">
            <text:p>Capacidad X22</text:p>
          </table:table-cell>
          <table:table-cell table:style-name="ce18" office:value-type="float" office:value="5" calcext:value-type="float" table:number-columns-spanned="6" table:number-rows-spanned="1">
            <text:p>5</text:p>
          </table:table-cell>
          <table:covered-table-cell table:number-columns-repeated="4"/>
          <table:covered-table-cell table:style-name="ce20"/>
          <table:table-cell table:style-name="ce5"/>
          <table:covered-table-cell table:style-name="ce3"/>
          <table:table-cell table:style-name="ce5" table:formula="of:=[.G4]*[.K15]+[.E7]*[.K13]+[.F5]*[.K14]" office:value-type="float" office:value="15" calcext:value-type="float">
            <text:p>15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1]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8"/>
          <table:table-cell table:style-name="ce14" office:value-type="string" calcext:value-type="string">
            <text:p>Capacidad X33</text:p>
          </table:table-cell>
          <table:table-cell table:style-name="ce33" office:value-type="float" office:value="10" calcext:value-type="float" table:number-columns-spanned="6" table:number-rows-spanned="1">
            <text:p>10</text:p>
          </table:table-cell>
          <table:covered-table-cell table:number-columns-repeated="4" table:style-name="ce19"/>
          <table:covered-table-cell table:style-name="ce21"/>
          <table:table-cell table:style-name="ce5"/>
          <table:table-cell table:style-name="ce35" office:value-type="string" calcext:value-type="string" table:number-columns-spanned="1" table:number-rows-spanned="3">
            <text:p>No permitir volver en el camino</text:p>
          </table:table-cell>
          <table:table-cell table:style-name="ce5" table:formula="of:=SUM([.F5];[.E6])" office:value-type="float" office:value="1" calcext:value-type="float">
            <text:p>1</text:p>
          </table:table-cell>
          <table:table-cell table:style-name="ce5" office:value-type="string" calcext:value-type="string">
            <text:p>&lt;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16"/>
          <table:covered-table-cell table:style-name="ce3"/>
          <table:table-cell table:style-name="ce5" table:formula="of:=SUM([.G5];[.E7])" office:value-type="float" office:value="0" calcext:value-type="float">
            <text:p>0</text:p>
          </table:table-cell>
          <table:table-cell table:style-name="ce5" office:value-type="string" calcext:value-type="string">
            <text:p>&lt;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16"/>
          <table:covered-table-cell table:style-name="ce3"/>
          <table:table-cell table:style-name="ce5" table:formula="of:=SUM([.G6];[.F7])" office:value-type="float" office:value="0" calcext:value-type="float">
            <text:p>0</text:p>
          </table:table-cell>
          <table:table-cell table:style-name="ce5" office:value-type="string" calcext:value-type="string">
            <text:p>&lt;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16"/>
          <table:table-cell table:style-name="ce35" office:value-type="string" calcext:value-type="string" table:number-columns-spanned="1" table:number-rows-spanned="3">
            <text:p>No sobrepasar la capacidad</text:p>
            <text:p>máxima del bus</text:p>
          </table:table-cell>
          <table:table-cell table:style-name="ce5" table:formula="of:=[.E4]*[.K13]+[.G5]*[.K15]+[.F7]*[.K14]" office:value-type="float" office:value="15" calcext:value-type="float">
            <text:p>15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1]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16"/>
          <table:covered-table-cell table:style-name="ce3"/>
          <table:table-cell table:style-name="ce5" table:formula="of:=[.F4]*[.K14]+[.E6]*[.K13]+[.G5]*[.K15]" office:value-type="float" office:value="0" calcext:value-type="float">
            <text:p>0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1]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16"/>
          <table:covered-table-cell table:style-name="ce3"/>
          <table:table-cell table:style-name="ce5" table:formula="of:=[.F4]*[.K14]+[.G6]*[.K15]+[.E7]*[.K13]" office:value-type="float" office:value="0" calcext:value-type="float">
            <text:p>0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1]" office:value-type="float" office:value="20" calcext:value-type="float">
            <text:p>20</text:p>
          </table:table-cell>
          <table:table-cell table:number-columns-repeated="1003"/>
        </table:table-row>
        <table:table-row table:style-name="ro1" table:number-rows-repeated="3">
          <table:table-cell/>
          <table:table-cell table:style-name="ce5" table:number-columns-repeated="20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Función Objetivo</text:p>
          </table:table-cell>
          <table:table-cell table:style-name="ce9" table:formula="of:=5*SUMPRODUCT([.D4:.H8];[.L4:.P8])+120*SUM([.E4:.G4])" office:value-type="float" office:value="400" calcext:value-type="float" table:number-columns-spanned="6" table:number-rows-spanned="1">
            <text:p>400</text:p>
          </table:table-cell>
          <table:covered-table-cell table:number-columns-repeated="5"/>
          <table:table-cell table:style-name="ce5" table:number-columns-repeated="13"/>
          <table:table-cell table:number-columns-repeated="1003"/>
        </table:table-row>
        <table:table-row table:style-name="ro1" table:number-rows-repeated="97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ersion1" style:display-name="PageStyle_Version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dc:date>2022-10-13T19:05:12.114932664</dc:date>
    <meta:editing-duration>PT9M31S</meta:editing-duration>
    <meta:editing-cycles>3</meta:editing-cycles>
    <meta:document-statistic meta:table-count="1" meta:cell-count="147" meta:object-count="0"/>
  </office:meta>
</office:document-meta>
</file>